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SF Pro Display" svg:font-family="'SF Pro Display', Roboto, Noto, Arial, 'PingFang SC', 'Hiragino Sans GB', 'Microsoft YaHei', sans-serif"/>
    <style:font-face style:name="Tahoma1" svg:font-family="Tahoma"/>
    <style:font-face style:name="Times New Roman1" svg:font-family="'Times New Roman', serif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fo:letter-spacing="normal" style:font-name-asian="SF Pro Display" style:font-size-asian="18pt" style:language-asian="zh" style:country-asian="CN" style:font-style-asian="normal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 style:master-page-name="">
      <style:paragraph-properties fo:margin-left="1.085cm" fo:margin-right="0cm" fo:text-indent="0cm" style:auto-text-indent="false" style:page-number="auto"/>
      <style:text-properties style:language-asian="zh" style:country-asian="CN"/>
    </style:style>
    <style:style style:name="P5" style:family="paragraph" style:parent-style-name="Standard">
      <style:paragraph-properties fo:margin-left="1.085cm" fo:margin-right="0cm" fo:text-indent="0cm" style:auto-text-indent="false"/>
      <style:text-properties style:language-asian="zh" style:country-asian="CN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size-asian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size-asian="12pt" style:language-asian="zh" style:country-asian="CN"/>
    </style:style>
    <style:style style:name="P10" style:family="paragraph" style:parent-style-name="Standard" style:master-page-name="">
      <style:paragraph-properties fo:margin-left="1.429cm" fo:margin-right="0cm" fo:text-indent="0cm" style:auto-text-indent="false" style:page-number="auto">
        <style:tab-stops>
          <style:tab-stop style:position="1.323cm"/>
        </style:tab-stops>
      </style:paragraph-properties>
      <style:text-properties fo:font-style="italic" fo:background-color="#ffff00" style:font-size-asian="12pt" style:language-asian="zh" style:country-asian="CN" style:font-style-asian="italic" style:font-style-complex="italic"/>
    </style:style>
    <style:style style:name="P11" style:family="paragraph" style:parent-style-name="Standard">
      <style:paragraph-properties fo:margin-left="1.429cm" fo:margin-right="0cm" fo:text-indent="0cm" style:auto-text-indent="false">
        <style:tab-stops>
          <style:tab-stop style:position="1.323cm"/>
        </style:tab-stops>
      </style:paragraph-properties>
      <style:text-properties fo:font-style="italic" fo:background-color="#ffff00" style:font-size-asian="12pt" style:language-asian="zh" style:country-asian="CN" style:font-style-asian="italic" style:font-style-complex="italic"/>
    </style:style>
    <style:style style:name="P12" style:family="paragraph" style:parent-style-name="Standard">
      <style:paragraph-properties fo:margin-left="0.026cm" fo:margin-right="0cm" fo:text-indent="0cm" style:auto-text-indent="false">
        <style:tab-stops>
          <style:tab-stop style:position="1.323cm"/>
        </style:tab-stops>
      </style:paragraph-properties>
      <style:text-properties fo:font-style="normal" fo:background-color="transparent" style:font-size-asian="12pt" style:language-asian="zh" style:country-asian="CN" style:font-style-asian="normal" style:font-style-complex="normal"/>
    </style:style>
    <style:style style:name="P13" style:family="paragraph" style:parent-style-name="Standard">
      <style:paragraph-properties fo:margin-left="0.026cm" fo:margin-right="0cm" fo:text-indent="0cm" style:auto-text-indent="false">
        <style:tab-stops>
          <style:tab-stop style:position="1.323cm"/>
        </style:tab-stops>
      </style:paragraph-properties>
      <style:text-properties fo:font-style="normal" style:language-asian="zh" style:country-asian="CN"/>
    </style:style>
    <style:style style:name="P14" style:family="paragraph" style:parent-style-name="Standard" style:master-page-name="">
      <style:paragraph-properties fo:margin-left="0.026cm" fo:margin-right="0cm" fo:text-indent="0cm" style:auto-text-indent="false" style:page-number="auto">
        <style:tab-stops>
          <style:tab-stop style:position="1.323cm"/>
        </style:tab-stops>
      </style:paragraph-properties>
      <style:text-properties fo:font-style="normal" fo:background-color="transparent" style:font-size-asian="12pt" style:language-asian="zh" style:country-asian="CN" style:font-style-asian="normal" style:font-style-complex="normal"/>
    </style:style>
    <style:style style:name="P15" style:family="paragraph" style:parent-style-name="Standard" style:list-style-name="L1">
      <style:text-properties fo:font-size="10.5pt" style:font-size-asian="10.5pt" style:font-size-complex="10.5pt"/>
    </style:style>
    <style:style style:name="P16" style:family="paragraph" style:parent-style-name="Standard" style:list-style-name="L1">
      <style:text-properties fo:font-variant="normal" fo:text-transform="none" fo:color="#333333" fo:font-size="10.5pt" fo:letter-spacing="normal" style:font-name-asian="SF Pro Display" style:font-size-asian="10.5pt" style:language-asian="zh" style:country-asian="CN" style:font-style-asian="normal" style:font-size-complex="10.5pt"/>
    </style:style>
    <style:style style:name="P17" style:family="paragraph" style:parent-style-name="Standard" style:list-style-name="L2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P18" style:family="paragraph" style:parent-style-name="Standard" style:list-style-name="L3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P19" style:family="paragraph" style:parent-style-name="Standard" style:list-style-name="L2"/>
    <style:style style:name="T1" style:family="text">
      <style:text-properties fo:font-variant="normal" fo:text-transform="none" fo:color="#333333" style:font-name="SF Pro Display" fo:letter-spacing="normal" fo:font-style="normal"/>
    </style:style>
    <style:style style:name="T2" style:family="text">
      <style:text-properties fo:font-variant="normal" fo:text-transform="none" fo:color="#333333" fo:letter-spacing="normal" style:font-name-asian="SF Pro Display" style:font-size-asian="18pt" style:language-asian="zh" style:country-asian="CN" style:font-style-asian="normal"/>
    </style:style>
    <style:style style:name="T3" style:family="text">
      <style:text-properties fo:font-variant="normal" fo:text-transform="none" fo:color="#333333" fo:letter-spacing="normal" style:font-name-asian="SF Pro Display" style:font-style-asian="normal"/>
    </style:style>
    <style:style style:name="T4" style:family="text">
      <style:text-properties fo:font-variant="normal" fo:text-transform="none" fo:color="#333333" fo:letter-spacing="normal" style:font-name-asian="SF Pro Display" style:language-asian="zh" style:country-asian="CN" style:font-style-asian="normal"/>
    </style:style>
    <style:style style:name="T5" style:family="text">
      <style:text-properties fo:font-variant="normal" fo:text-transform="none" fo:color="#4f4f4f" fo:letter-spacing="normal" style:font-name-asian="apple-system" style:font-style-asian="normal" style:font-weight-asian="normal"/>
    </style:style>
    <style:style style:name="T6" style:family="text">
      <style:text-properties fo:font-variant="normal" fo:text-transform="none" fo:color="#4f4f4f" fo:letter-spacing="normal" fo:background-color="transparent" style:font-name-asian="apple-system" style:font-size-asian="12pt" style:font-style-asian="normal" style:font-weight-asian="bold" style:font-style-complex="normal"/>
    </style:style>
    <style:style style:name="T7" style:family="text">
      <style:text-properties fo:font-variant="normal" fo:text-transform="none" fo:color="#4f4f4f" style:font-name="apple-system" fo:letter-spacing="normal" fo:font-style="normal" fo:font-weight="normal" style:font-name-asian="SF Pro Display" style:font-style-asian="normal"/>
    </style:style>
    <style:style style:name="T8" style:family="text">
      <style:text-properties fo:font-variant="normal" fo:text-transform="none" fo:color="#4f4f4f" style:font-name="apple-system" fo:font-size="12pt" fo:letter-spacing="normal" fo:font-weight="bold" fo:background-color="transparent" style:font-size-asian="12pt" style:font-style-asian="normal" style:font-style-complex="normal"/>
    </style:style>
    <style:style style:name="T9" style:family="text">
      <style:text-properties fo:font-variant="normal" fo:text-transform="none" fo:color="#242729" style:text-line-through-style="none" style:font-name="inherit" fo:font-size="18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T12" style:family="text">
      <style:text-properties style:language-asian="zh" style:country-asian="CN"/>
    </style:style>
    <style:style style:name="T13" style:family="text">
      <style:text-properties fo:background-color="#eeeeee"/>
    </style:style>
    <style:style style:name="T14" style:family="text">
      <style:text-properties style:font-size-asian="12pt"/>
    </style:style>
    <style:style style:name="T15" style:family="text">
      <style:text-properties style:font-name="Times New Roman1" fo:font-size="12pt" fo:language="en" fo:country="US"/>
    </style:style>
    <style:style style:name="T16" style:family="text">
      <style:text-properties fo:background-color="transparent" style:font-size-asian="12p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35384968" text:id="ct135384968">
          <text:format-change>
            <office:change-info>
              <dc:creator>未知作者</dc:creator>
              <dc:date>2018-08-03T20:02:00</dc:date>
              <text:p>识别 URL</text:p>
              <text:p/>
              <text:p/>
              <text:p/>
              <text:p/>
              <text:p/>
              <text:p/>
              <text:p/>
            </office:change-info>
          </text:format-change>
        </text:changed-region>
        <text:changed-region xml:id="ct135385072" text:id="ct135385072">
          <text:format-change>
            <office:change-info>
              <dc:creator>未知作者</dc:creator>
              <dc:date>2018-08-03T20:02:00</dc:date>
              <text:p>识别 URL</text:p>
              <text:p/>
              <text:p/>
              <text:p/>
              <text:p/>
              <text:p/>
              <text:p/>
              <text:p/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47185080831358994" text:style-name="L1">
        <text:list-item>
          <text:p text:style-name="P15"><text:span text:style-name="T1">Qt 5</text:span><text:span text:style-name="T3">界面修改无效</text:span></text:p>
          <text:p text:style-name="P15"><text:span text:style-name="T5">删除掉源代码目录中</text:span><text:span text:style-name="T7">ui_*.h</text:span><text:span text:style-name="T3"> 、</text:span><text:span text:style-name="T4">Makefile.Debug、Makefile.Release</text:span></text:p>
          <text:p text:style-name="P16">删除build输出目录：build-xxx-Desktop_Qt_5_6_1_MinGW_32bit-Debug、build-xxx-Desktop_Qt_5_6_1_MinGW_32bit-Release</text:p>
        </text:list-item>
      </text:list>
      <text:p text:style-name="Standard"><text:span text:style-name="T2"><text:s text:c="4"/>2. </text:span><text:span text:style-name="T13">Model/View Programming</text:span></text:p>
      <text:p text:style-name="P1"><text:s text:c="7"/>Qt 5.6 -&gt; Qt Widgets -&gt; Model/View Programming</text:p>
      <text:p text:style-name="P2"/>
      <text:p text:style-name="Standard"><text:span text:style-name="T12"><text:s text:c="6"/>3. </text:span><text:a xlink:type="simple" xlink:href="https://stackoverflow.com/questions/16417499/qt-gui-in-designer-or-in-code" text:style-name="Internet_20_link" text:visited-style-name="Visited_20_Internet_20_Link"><text:span text:style-name="T9">Qt GUI in designer or in code?</text:span></text:a></text:p>
      <text:p text:style-name="P3"><text:span text:style-name="T12"><text:tab/></text:span><text:a xlink:type="simple" xlink:href="https://stackoverflow.com/questions/16417499/qt-gui-in-designer-or-in-code" text:style-name="Internet_20_link" text:visited-style-name="Visited_20_Internet_20_Link"><text:span text:style-name="T12">h</text:span></text:a><text:change-start text:change-id="ct135384968"/><text:a xlink:type="simple" xlink:href="https://stackoverflow.com/questions/16417499/qt-gui-in-designer-or-in-code" text:style-name="Internet_20_link" text:visited-style-name="Visited_20_Internet_20_Link"><text:span text:style-name="T12">ttps://stackoverflow.com/questions/16417499/qt-gui-in-designer-or-in-code</text:span></text:a><text:change-end text:change-id="ct135384968"/></text:p>
      <text:p text:style-name="P3"><text:span text:style-name="T12"><text:tab/></text:span><text:change-start text:change-id="ct135385072"/><text:span text:style-name="T10">http://hallofshame.gp.co.at/index.php?file=shame.htm&amp;mode=original</text:span><text:change-end text:change-id="ct135385072"/></text:p>
      <text:list xml:id="list120900561186518998" text:style-name="L2">
        <text:list-item>
          <text:list>
            <text:list-item>
              <text:list>
                <text:list-item>
                  <text:p text:style-name="P19"><text:span text:style-name="T10">Qt5 Cadaques : qt5_cadaques.pdf<text:line-break/> 5</text:span><text:span text:style-name="T11">. add a Custom Widget to Qt Creator: 文档与摸索并进；系统复杂，文档不可能更新完整</text:span></text:p>
                </text:list-item>
                <text:list-item>
                  <text:p text:style-name="P17">qt Designer自定义控件：先创建工程other project-&gt;qt Custom designer Widget </text:p>
                  <text:p text:style-name="P17">-&gt;输入类名，取消选中“create skeleton” -&gt;make release; make release install</text:p>
                </text:list-item>
              </text:list>
            </text:list-item>
          </text:list>
        </text:list-item>
      </text:list>
      <text:list xml:id="list8571889036548480898" text:style-name="L3">
        <text:list-item>
          <text:p text:style-name="P18">界面需求：主界面tab显示主、分配机箱；通过系统是否有分配机箱确定是否显示分配机箱; 两个时频</text:p>
        </text:list-item>
        <text:list-item>
          <text:p text:style-name="P18">交叉编译时出错：make: c: Command not found</text:p>
        </text:list-item>
      </text:list>
      <text:p text:style-name="Standard"><text:span text:style-name="T11"><text:tab/>在命令行先执行source /opt/poky/1.6.2/environment-setup-cortexa9hf-vfp-neon-poky-linux-gnueabi然后在执行</text:span>qtcreator.sh </text:p>
      <text:p text:style-name="P2">8. C/C++混合编程</text:p>
      <text:p text:style-name="P4">#ifndef FTSCAN_H</text:p>
      <text:p text:style-name="P5">#define FTSCAN_H</text:p>
      <text:p text:style-name="P5"/>
      <text:p text:style-name="P5">#ifdef __cplusplus</text:p>
      <text:p text:style-name="P5">extern "C" {</text:p>
      <text:p text:style-name="P5">#endif</text:p>
      <text:p text:style-name="P5">.................</text:p>
      <text:p text:style-name="P5">.................</text:p>
      <text:p text:style-name="P5">.................</text:p>
      <text:p text:style-name="P5">#ifdef __cplusplus</text:p>
      <text:p text:style-name="P5"><text:s text:c="2"/>}</text:p>
      <text:p text:style-name="P5">#endif /* end of __cplusplus */</text:p>
      <text:p text:style-name="P5"/>
      <text:p text:style-name="P5">#endif /* FTSCAN_H */</text:p>
      <text:p text:style-name="P5"/>
      <text:p text:style-name="P7">9. c++在arm环境下不能设置类成员函数断点的原因：编译器和调试器版本不对应。</text:p>
      <text:p text:style-name="P6"><text:span text:style-name="T12">/opt/poky/1.6.2/sysroots/i686-pokysdk-linux/usr/bin/arm-poky-linux-gnueabi/arm-poky-linux-gnueabi-gdb和/opt/arm-2011.09/bin/arm-none-linux-gnueabi-gdb的区别</text:span><text:line-break/></text:p>
      <text:p text:style-name="P6"><text:span text:style-name="T12">10. <text:s/>B码板：</text:span><text:span text:style-name="T14">提供</text:span><text:span text:style-name="T15">4</text:span><text:span text:style-name="T14">路</text:span><text:span text:style-name="T15">B</text:span><text:span text:style-name="T14">码</text:span><text:span text:style-name="T15">AC</text:span><text:span text:style-name="T14">输出，</text:span><text:span text:style-name="T15">4</text:span><text:span text:style-name="T14">路</text:span><text:span text:style-name="T15">B</text:span><text:span text:style-name="T14">码</text:span><text:span text:style-name="T15">DC</text:span><text:span text:style-name="T14">输出</text:span></text:p>
      <text:p text:style-name="P8"/>
      <text:p text:style-name="P9"><text:soft-page-break/>11. qt pc编译出错：解决方法是重启操作系统</text:p>
      <text:p text:style-name="P10">Fatal Python error: Py_Initialize: Unable to get the locale encoding</text:p>
      <text:p text:style-name="P11">ImportError: No module named 'encodings'</text:p>
      <text:p text:style-name="P11">Aborted (core dumped)</text:p>
      <text:p text:style-name="P11">/bin/sh: 1: test: -gt: unexpected operator</text:p>
      <text:p text:style-name="P14">12. <text:s/>can协议采用轮询方式确定输出板卡类型：主动上报不好确定上报时机</text:p>
      <text:p text:style-name="P12"/>
      <text:p text:style-name="P12">13. git 使用：</text:p>
      <text:p text:style-name="P13"><text:span text:style-name="Strong_20_Emphasis"><text:span text:style-name="T8">git add .</text:span></text:span><text:span text:style-name="T16"><text:line-break/></text:span><text:span text:style-name="Strong_20_Emphasis"><text:span text:style-name="T8">git commit -m “</text:span></text:span><text:span text:style-name="Strong_20_Emphasis"><text:span text:style-name="T6">注释”</text:span></text:span><text:span text:style-name="T16"><text:line-break/></text:span><text:span text:style-name="Strong_20_Emphasis"><text:span text:style-name="T8">git push origin master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14. 开发QT 桌面版，使其具有SNMP网管功能</text:span></text:span></text:p>
      <text:p text:style-name="P13"><text:span text:style-name="Strong_20_Emphasis"><text:span text:style-name="T8">15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SF Pro Display" svg:font-family="'SF Pro Display', Roboto, Noto, Arial, 'PingFang SC', 'Hiragino Sans GB', 'Microsoft YaHei', sans-serif"/>
    <style:font-face style:name="Tahoma1" svg:font-family="Tahoma"/>
    <style:font-face style:name="Times New Roman1" svg:font-family="'Times New Roman', serif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9H12M5S</meta:editing-duration>
    <meta:editing-cycles>50</meta:editing-cycles>
    <meta:generator>OpenOffice/4.1.3$Win32 OpenOffice.org_project/413m1$Build-9783</meta:generator>
    <dc:date>2018-09-15T07:52:06.43</dc:date>
    <meta:document-statistic meta:table-count="0" meta:image-count="0" meta:object-count="0" meta:page-count="2" meta:paragraph-count="40" meta:word-count="407" meta:character-count="1591"/>
    <meta:user-defined meta:name="Info 1"/>
    <meta:user-defined meta:name="Info 2"/>
    <meta:user-defined meta:name="Info 3"/>
    <meta:user-defined meta:name="Info 4"/>
  </office:meta>
</office:document-meta>
</file>